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 style:list-style-name="L1">
      <style:text-properties officeooo:paragraph-rsid="0021810a"/>
    </style:style>
    <style:style style:name="P8" style:family="paragraph" style:parent-style-name="Standard" style:list-style-name="L1">
      <style:text-properties officeooo:paragraph-rsid="002889c6"/>
    </style:style>
    <style:style style:name="P9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officeooo:rsid="002db015" officeooo:paragraph-rsid="002db015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2">
      <style:text-properties style:text-line-through-style="none" style:text-line-through-type="none" style:font-name="DejaVu Sans Condensed" fo:font-size="12pt" officeooo:rsid="002a3d2c" officeooo:paragraph-rsid="002a3d2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0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21" style:family="paragraph" style:parent-style-name="Standard" style:list-style-name="L3">
      <style:text-properties officeooo:paragraph-rsid="002db015"/>
    </style:style>
    <style:style style:name="P22" style:family="paragraph" style:parent-style-name="Standard" style:list-style-name="L6">
      <style:text-properties officeooo:paragraph-rsid="00109aa5"/>
    </style:style>
    <style:style style:name="P23" style:family="paragraph" style:parent-style-name="Standard" style:list-style-name="L8">
      <style:text-properties style:text-line-through-style="solid" style:text-line-through-type="single" style:font-name="DejaVu Sans Condensed" fo:font-size="12pt" officeooo:rsid="0018178b" officeooo:paragraph-rsid="00109aa5" style:font-size-asian="12pt" style:font-size-complex="12pt"/>
    </style:style>
    <style:style style:name="P24" style:family="paragraph" style:parent-style-name="Standard" style:list-style-name="L9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5" style:family="paragraph" style:parent-style-name="Standard" style:list-style-name="L10">
      <style:text-properties style:text-line-through-style="solid" style:text-line-through-type="single" style:font-name="DejaVu Sans Condensed" fo:font-size="12pt" officeooo:rsid="002a3d2c" officeooo:paragraph-rsid="002c0f0a" style:font-size-asian="12pt" style:font-size-complex="12pt"/>
    </style:style>
    <style:style style:name="P26" style:family="paragraph" style:parent-style-name="Standard" style:list-style-name="L10">
      <style:text-properties style:text-line-through-style="solid" style:text-line-through-type="single" officeooo:paragraph-rsid="00109aa5"/>
    </style:style>
    <style:style style:name="P27" style:family="paragraph" style:parent-style-name="Standard" style:list-style-name="L10">
      <style:text-properties style:text-line-through-style="solid" style:text-line-through-type="single" officeooo:paragraph-rsid="002c0f0a"/>
    </style:style>
    <style:style style:name="P28" style:family="paragraph" style:parent-style-name="Standard" style:list-style-name="L12">
      <style:text-properties officeooo:paragraph-rsid="00109aa5"/>
    </style:style>
    <style:style style:name="P29" style:family="paragraph" style:parent-style-name="Standard" style:list-style-name="L14">
      <style:text-properties officeooo:paragraph-rsid="00109aa5"/>
    </style:style>
    <style:style style:name="P30" style:family="paragraph" style:parent-style-name="Standard">
      <style:paragraph-properties fo:text-align="start" style:justify-single-word="false"/>
      <style:text-properties officeooo:paragraph-rsid="00109aa5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c4280"/>
    </style:style>
    <style:style style:name="T8" style:family="text">
      <style:text-properties officeooo:rsid="001e18cf"/>
    </style:style>
    <style:style style:name="T9" style:family="text">
      <style:text-properties style:font-name="DejaVu Sans Condensed" fo:font-size="12pt" officeooo:rsid="001e18cf" style:font-size-asian="12pt" style:font-size-complex="12pt"/>
    </style:style>
    <style:style style:name="T10" style:family="text">
      <style:text-properties style:font-name="DejaVu Sans Condensed" fo:font-size="12pt" officeooo:rsid="00148c7a" style:font-size-asian="12pt" style:font-size-complex="12pt"/>
    </style:style>
    <style:style style:name="T11" style:family="text">
      <style:text-properties style:font-name="DejaVu Sans Condensed" fo:font-size="12pt" officeooo:rsid="002a3d2c" style:font-size-asian="12pt" style:font-size-complex="12pt"/>
    </style:style>
    <style:style style:name="T12" style:family="text">
      <style:text-properties style:font-name="DejaVu Sans Condensed" fo:font-size="12pt" officeooo:rsid="002c0f0a" style:font-size-asian="12pt" style:font-size-complex="12pt"/>
    </style:style>
    <style:style style:name="T13" style:family="text">
      <style:text-properties style:font-name="DejaVu Sans Condensed" fo:font-size="12pt" officeooo:rsid="003575b7" style:font-size-asian="12pt" style:font-size-complex="12pt"/>
    </style:style>
    <style:style style:name="T14" style:family="text">
      <style:text-properties style:font-name="DejaVu Sans Condensed" fo:font-size="12pt" officeooo:rsid="0030ecf7" style:font-size-asian="12pt" style:font-size-complex="12pt"/>
    </style:style>
    <style:style style:name="T15" style:family="text">
      <style:text-properties style:font-name="DejaVu Sans Condensed" fo:font-size="12pt" fo:font-weight="normal" officeooo:rsid="003575b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4c4fa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72ee0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5dd34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4a106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76a1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38f3d2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28" style:family="text">
      <style:text-properties style:text-line-through-style="none" style:text-line-through-type="none" style:font-name="DejaVu Sans Condensed" fo:font-size="12pt" fo:font-style="normal" officeooo:rsid="002889c6" style:font-size-asian="12pt" style:font-style-asian="normal" style:font-size-complex="12pt" style:font-style-complex="normal"/>
    </style:style>
    <style:style style:name="T29" style:family="text">
      <style:text-properties style:text-line-through-style="none" style:text-line-through-type="none" style:font-name="DejaVu Sans Condensed" fo:font-size="12pt" fo:font-style="normal" officeooo:rsid="0034c4fa" style:font-size-asian="12pt" style:font-style-asian="normal" style:font-size-complex="12pt" style:font-style-complex="normal"/>
    </style:style>
    <style:style style:name="T30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2a3d2c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2db015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4c4fa" style:font-size-asian="12pt" style:font-size-complex="12pt"/>
    </style:style>
    <style:style style:name="T35" style:family="text">
      <style:text-properties officeooo:rsid="0034c4fa"/>
    </style:style>
    <style:style style:name="T36" style:family="text">
      <style:text-properties officeooo:rsid="003575b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0"><text:span text:style-name="T20">1</text:span><text:span text:style-name="T26">0</text:span><text:span text:style-name="T20">5</text:span><text:span text:style-name="T21"> - </text:span><text:span text:style-name="T22">Controls - </text:span><text:span text:style-name="T24">RIO</text:span><text:span text:style-name="T25"> - </text:span><text:span text:style-name="T17">Throttle </text:span><text:span text:style-name="T23">Grip</text:span></text:p>
      <text:p text:style-name="P19">U=Up, D=Down, F=Forward, B=Backward, L=Left, R=Right, P=Press, S-*=Shift-<text:span text:style-name="T7">*</text:span>, L-*=Long-<text:span text:style-name="T7">*</text:span></text:p>
      <text:p text:style-name="P4"/>
      <text:p text:style-name="P1"><text:span text:style-name="T16">Top</text:span><text:span text:style-name="T17"> </text:span><text:span text:style-name="T18">H</text:span><text:span text:style-name="T17">at -- </text:span><text:span text:style-name="T19">Countermeasures</text:span></text:p>
      <text:list xml:id="list1825883174" text:style-name="L1">
        <text:list-item>
          <text:p text:style-name="P7"><text:span text:style-name="T27">U: </text:span><text:span text:style-name="T29">Jammer program??</text:span></text:p>
        </text:list-item>
        <text:list-item>
          <text:p text:style-name="P7"><text:span text:style-name="T27">D: </text:span><text:span text:style-name="T28">--</text:span></text:p>
        </text:list-item>
        <text:list-item>
          <text:p text:style-name="P8"><text:span text:style-name="T28">F: </text:span><text:span text:style-name="T29">Chaff program??</text:span></text:p>
        </text:list-item>
        <text:list-item>
          <text:p text:style-name="P8"><text:span text:style-name="T28">B: </text:span><text:span text:style-name="T29">Flare program??</text:span></text:p>
        </text:list-item>
      </text:list>
      <text:p text:style-name="P2"><text:span text:style-name="T1">Top</text:span> <text:span text:style-name="T8">H</text:span>at <text:span text:style-name="T8">Ri</text:span>ng</text:p>
      <text:list xml:id="list47217486" text:style-name="L2">
        <text:list-item>
          <text:p text:style-name="P9"><text:span text:style-name="T9">F/B</text:span><text:span text:style-name="T10">: --</text:span></text:p>
        </text:list-item>
      </text:list>
      <text:p text:style-name="P2"><text:span text:style-name="T1">Middle </text:span><text:span text:style-name="T8">H</text:span><text:span text:style-name="T1">at</text:span> -- <text:span text:style-name="T2">"</text:span>Comm<text:span text:style-name="T2">unications switch"</text:span></text:p>
      <text:list xml:id="list3572982049"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2">S-U: Radio 1 PTT (opens comms menu for radio 1)</text:p>
        </text:list-item>
        <text:list-item>
          <text:p text:style-name="P12">S-D: Radio 2 PTT (opens comms menu for radio 2)</text:p>
        </text:list-item>
        <text:list-item>
          <text:p text:style-name="P21"><text:span text:style-name="T33">F: </text:span><text:span text:style-name="T34">Iceman</text:span><text:span text:style-name="T33"> AI menu open</text:span></text:p>
        </text:list-item>
        <text:list-item>
          <text:p text:style-name="P13">B: <text:span text:style-name="T35">Iceman</text:span> AI menu close</text:p>
        </text:list-item>
      </text:list>
      <text:p text:style-name="P5"><text:span text:style-name="T3">B</text:span><text:span text:style-name="T4">ottom </text:span><text:span text:style-name="T5">H</text:span><text:span text:style-name="T4">at</text:span></text:p>
      <text:list xml:id="list4179540261" text:style-name="L4">
        <text:list-item>
          <text:p text:style-name="P14">F: --</text:p>
        </text:list-item>
        <text:list-item>
          <text:p text:style-name="P14">B: --</text:p>
        </text:list-item>
      </text:list>
      <text:p text:style-name="P3"><text:span text:style-name="T1">F</text:span><text:span text:style-name="T6">ront </text:span><text:span text:style-name="T8">T</text:span><text:span text:style-name="T6">humb </text:span><text:span text:style-name="T8">B</text:span><text:span text:style-name="T6">utton</text:span></text:p>
      <text:list xml:id="list912983041" text:style-name="L5">
        <text:list-item>
          <text:p text:style-name="P15">P: --</text:p>
        </text:list-item>
      </text:list>
      <text:p text:style-name="P5"><text:span text:style-name="T3">R</text:span><text:span text:style-name="T4">ear </text:span><text:span text:style-name="T5">T</text:span><text:span text:style-name="T4">humb </text:span><text:span text:style-name="T5">B</text:span><text:span text:style-name="T4">utton</text:span></text:p>
      <text:list xml:id="list381277223" text:style-name="L6">
        <text:list-item>
          <text:p text:style-name="P22"><text:span text:style-name="T30">P: </text:span><text:span text:style-name="T31">--</text:span></text:p>
        </text:list-item>
      </text:list>
      <text:p text:style-name="P3"><text:span text:style-name="T1">B</text:span><text:span text:style-name="T6">ottom </text:span><text:span text:style-name="T8">T</text:span><text:span text:style-name="T6">humb </text:span><text:span text:style-name="T8">B</text:span><text:span text:style-name="T6">utton</text:span></text:p>
      <text:list xml:id="list3866648687" text:style-name="L7">
        <text:list-item>
          <text:p text:style-name="P16">P: --</text:p>
        </text:list-item>
      </text:list>
      <text:p text:style-name="P3"><text:span text:style-name="T1">M</text:span><text:span text:style-name="T6">inistick</text:span></text:p>
      <text:list xml:id="list4001594902" text:style-name="L8">
        <text:list-item>
          <text:p text:style-name="P23">Axes: <text:span text:style-name="T36">LANTIRN slew</text:span></text:p>
        </text:list-item>
      </text:list>
      <text:list xml:id="list929778292" text:style-name="L9">
        <text:list-item>
          <text:p text:style-name="P24">P: <text:span text:style-name="T36">Toggle LANTIRN WHOT/BHOT</text:span></text:p>
        </text:list-item>
      </text:list>
      <text:p text:style-name="P1"><text:span text:style-name="T16">Middle </text:span><text:span text:style-name="T18">F</text:span><text:span text:style-name="T16">inger </text:span><text:span text:style-name="T18">H</text:span><text:span text:style-name="T16">at</text:span></text:p>
      <text:list xml:id="list1565488164" text:style-name="L10">
        <text:list-item>
          <text:p text:style-name="P26"><text:span text:style-name="T11">P</text:span><text:span text:style-name="T10">: </text:span><text:span text:style-name="T12">--</text:span></text:p>
        </text:list-item>
        <text:list-item>
          <text:p text:style-name="P25">U: <text:span text:style-name="T36">Point Track</text:span></text:p>
        </text:list-item>
        <text:list-item>
          <text:p text:style-name="P27"><text:span text:style-name="T11">D: </text:span><text:span text:style-name="T15">Area track</text:span></text:p>
        </text:list-item>
        <text:list-item>
          <text:p text:style-name="P27"><text:span text:style-name="T13">L/</text:span><text:span text:style-name="T14">R</text:span><text:span text:style-name="T11">: </text:span><text:span text:style-name="T15">QWp-/QWp+ (cue to waypoint)</text:span></text:p>
        </text:list-item>
      </text:list>
      <text:p text:style-name="P3"><text:span text:style-name="T1">Ring </text:span><text:span text:style-name="T8">F</text:span><text:span text:style-name="T1">inger </text:span><text:span text:style-name="T8">S</text:span><text:span text:style-name="T6">lider</text:span></text:p>
      <text:list xml:id="list2612174464" text:style-name="L11">
        <text:list-item>
          <text:p text:style-name="P17">U/D: --</text:p>
        </text:list-item>
      </text:list>
      <text:p text:style-name="P1"><text:span text:style-name="T16">P</text:span><text:span text:style-name="T17">inky </text:span><text:span text:style-name="T18">S</text:span><text:span text:style-name="T16">witch</text:span></text:p>
      <text:list xml:id="list1343550988" text:style-name="L12">
        <text:list-item>
          <text:p text:style-name="P28"><text:span text:style-name="T32">P: </text:span><text:span text:style-name="T31">--</text:span></text:p>
        </text:list-item>
        <text:list-item>
          <text:p text:style-name="P18">U: --</text:p>
        </text:list-item>
        <text:list-item>
          <text:p text:style-name="P18">D: --</text:p>
        </text:list-item>
      </text:list>
      <text:p text:style-name="P2"><text:span text:style-name="T1">P</text:span>inky <text:span text:style-name="T8">B</text:span>utton</text:p>
      <text:list xml:id="list281512135" text:style-name="L13">
        <text:list-item>
          <text:p text:style-name="P11">P: --</text:p>
        </text:list-item>
      </text:list>
      <text:p text:style-name="P5"><text:span text:style-name="T4">Pinky </text:span><text:span text:style-name="T5">W</text:span><text:span text:style-name="T4">heel</text:span></text:p>
      <text:list xml:id="list142767605" text:style-name="L14">
        <text:list-item>
          <text:p text:style-name="P20"><text:span text:style-name="T9">F/B</text:span><text:span text:style-name="T10">: --</text:span></text:p>
        </text:list-item>
        <text:list-item>
          <text:p text:style-name="P29"><text:span text:style-name="T32">P: </text:span><text:span text:style-name="T31">--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4:38:39.317000000</dc:date>
    <meta:editing-duration>PT4H2M22S</meta:editing-duration>
    <meta:editing-cycles>3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4" meta:word-count="179" meta:character-count="788" meta:non-whitespace-character-count="682"/>
  </office:meta>
</office:document-meta>
</file>